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13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59mm" fo:break-before="auto" style:use-optimal-row-height="false"/>
    </style:style>
    <style:style style:name="ro4" style:family="table-row">
      <style:table-row-properties style:row-height="8.3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999999" style:vertical-align="middle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Arial Unicode MS" style:font-name-complex="Arial Unicode MS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107">
      <style:table-cell-properties fo:background-color="#ccccc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4"/>
    <style:style style:name="ce12" style:family="table-cell" style:parent-style-name="Default">
      <style:table-cell-properties fo:background-color="#999999" fo:wrap-option="wrap" style:vertical-align="middle"/>
      <style:text-properties fo:color="#ffffff"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4"/>
        <table:table-column table:style-name="co2" table:default-cell-style-name="ce8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Bewertung LBV 151-1 – Projektarbeit mit Präsentation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Dennis Turkovic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Default" office:value-type="string" calcext:value-type="string">
            <text:p>Modul 151 – DB in Web-Applikation integrieren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Default" office:value-type="string" calcext:value-type="string">
            <text:p>Dozent: Alexander Schenkel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Default" office:value-type="string" calcext:value-type="string">
            <text:p>Klasse: IN16-20c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Default" office:value-type="string" calcext:value-type="string">
            <text:p>Semester: Sommer 2019-Winter 2020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Default" office:value-type="string" calcext:value-type="string">
            <text:p>Abgabe: 08.01.2020, Präsentation: 15.01.2020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 office:value-type="string" calcext:value-type="string">
            <text:p>Bewertungsraster: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Default" office:value-type="string" calcext:value-type="string">
            <text:p>Vollständig, alle Anforderungen erfüllt, gut umgesetzt</text:p>
          </table:table-cell>
          <table:table-cell table:style-name="Default" office:value-type="string" calcext:value-type="string">
            <text:p>alle Punkte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Fast vollständig, kleinere Mängel</text:p>
          </table:table-cell>
          <table:table-cell table:style-name="Default" office:value-type="string" calcext:value-type="string">
            <text:p>2/3 der Punkte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Mangelhafte Umsetzung</text:p>
          </table:table-cell>
          <table:table-cell table:style-name="Default" office:value-type="string" calcext:value-type="string">
            <text:p>1/3 der Punkte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Anforderungen nicht erfüllt oder weisen grosse Mängel auf</text:p>
          </table:table-cell>
          <table:table-cell table:style-name="Default" office:value-type="string" calcext:value-type="string">
            <text:p>0 Punkte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13" office:value-type="string" calcext:value-type="string">
            <text:p>Aufgabe</text:p>
          </table:table-cell>
          <table:table-cell table:style-name="ce13" office:value-type="string" calcext:value-type="string">
            <text:p>Max. Punkte</text:p>
          </table:table-cell>
          <table:table-cell table:style-name="ce13" office:value-type="string" calcext:value-type="string">
            <text:p>Raster (0-3)</text:p>
          </table:table-cell>
          <table:table-cell table:style-name="ce12" office:value-type="string" calcext:value-type="string" table:number-columns-spanned="1" table:number-rows-spanned="2">
            <text:p>erreichte Punkte</text:p>
          </table:table-cell>
          <table:table-cell/>
          <table:table-cell table:style-name="ce5" office:value-type="string" calcext:value-type="string">
            <text:p>Notizen</text:p>
          </table:table-cell>
        </table:table-row>
        <table:table-row table:style-name="ro3">
          <table:table-cell table:style-name="ce13" office:value-type="string" calcext:value-type="string">
            <text:p>Dokumentation (50%, 100 pt)</text:p>
          </table:table-cell>
          <table:table-cell table:style-name="ce13" table:number-columns-repeated="2"/>
          <table:covered-table-cell table:style-name="ce13"/>
          <table:table-cell table:number-columns-repeated="2"/>
        </table:table-row>
        <table:table-row table:style-name="ro2">
          <table:table-cell table:style-name="ce3" office:value-type="string" calcext:value-type="string">
            <text:p>Sinnvolle Zeitplanung mit Meilensteinen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table:formula="of:=[.B17]/3*[.C17]" office:value-type="float" office:value="8.33333333333333" calcext:value-type="float">
            <text:p>8.33333333333333</text:p>
          </table:table-cell>
          <table:table-cell/>
          <table:table-cell office:value-type="string" calcext:value-type="string">
            <text:p>Genauer ausführen. Auch bleibt die Planung / Dokumentation unerwähnt. Das ist in jeder Zeitplanung ein wichtiger Posten (Stichwort IPA).</text:p>
          </table:table-cell>
        </table:table-row>
        <table:table-row table:style-name="ro2">
          <table:table-cell table:style-name="ce3" office:value-type="string" calcext:value-type="string">
            <text:p>Fachliche Richtigkeit: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- Dokumentation mit UML zeigen Applikations-Architektur und -Abläufe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B19]/3*[.C19]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 ERD sinnvoll und beschreibt Datenmodell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table:formula="of:=[.B20]/3*[.C20]" office:value-type="float" office:value="8.33333333333333" calcext:value-type="float">
            <text:p>8.33333333333333</text:p>
          </table:table-cell>
          <table:table-cell/>
          <table:table-cell office:value-type="string" calcext:value-type="string">
            <text:p>Unklare Erklärung, warum «filecontent» keine Beziehungen hat? Wie identifizieren Sie denn, welche Files zu welchem User gehören? resp. wie verhindern Sie, dass irgendwer etwelche Files downloaden kann?</text:p>
          </table:table-cell>
        </table:table-row>
        <table:table-row table:style-name="ro4">
          <table:table-cell office:value-type="string" calcext:value-type="string">
            <text:p>- Testplan und -Protokolle zu wichtigen Funktionalitäten sind vorhande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B21]/3*[.C21]" office:value-type="float" office:value="3.33333333333333" calcext:value-type="float">
            <text:p>3.33333333333333</text:p>
          </table:table-cell>
          <table:table-cell/>
          <table:table-cell office:value-type="string" calcext:value-type="string">
            <text:p>Eine Aufstellung der definierten Tests mit erwarteten/realen Werten fehlt.</text:p>
            <text:p>Ansonsten gute Idee, die Tests mit Postman zu automatisieren.</text:p>
          </table:table-cell>
        </table:table-row>
        <table:table-row table:style-name="ro2">
          <table:table-cell office:value-type="string" calcext:value-type="string">
            <text:p>- Test-Durchführung wurde vorgenommen und ist dokumentiert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formula="of:=[.B22]/3*[.C22]" office:value-type="float" office:value="2.5" calcext:value-type="float">
            <text:p>2.5</text:p>
          </table:table-cell>
          <table:table-cell/>
          <table:table-cell office:value-type="string" calcext:value-type="string">
            <text:p>Die Ergebnisse der einzelnen Tests sind nicht ersichtlich, resp. nur als (abgeschnittener) Screenshot.</text:p>
          </table:table-cell>
        </table:table-row>
        <table:table-row table:style-name="ro2">
          <table:table-cell table:style-name="ce5" office:value-type="string" calcext:value-type="string">
            <text:p>Umsetzung MVC-Framework: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- Sinnvolle Umsetzung von MVC, Dokumentation zeigt Umsetzung des MVC-Frameworks <text:span text:style-name="T1">(</text:span>UML, Ablauf-Beschreibung o.ä.<text:span text:style-name="T1">)</text:span>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B24]/3*[.C24]" office:value-type="float" office:value="6.66666666666667" calcext:value-type="float">
            <text:p>6.66666666666667</text:p>
          </table:table-cell>
          <table:table-cell/>
          <table:table-cell office:value-type="string" calcext:value-type="string">
            <text:p>Vorhanden, aber nicht vollständig. Z.B. erwähnen Sie nirgends, wo/wie Sie Views erzeugen</text:p>
          </table:table-cell>
        </table:table-row>
        <table:table-row table:style-name="ro4">
          <table:table-cell office:value-type="string" calcext:value-type="string">
            <text:p>- Dokumentation zeigt Abgrenzung Front- /Backend im Bezug auf das MVC-Framework <text:span text:style-name="T1">(</text:span>Wo "findet MVC statt"<text:span text:style-name="T1">)</text:span>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B25]/3*[.C25]" office:value-type="float" office:value="0" calcext:value-type="float">
            <text:p>0</text:p>
          </table:table-cell>
          <table:table-cell/>
          <table:table-cell office:value-type="string" calcext:value-type="string">
            <text:p>Ich sehe nirgends eine Aufstellung / Diagramm / Systemarchitektur, welches beschreibt, was wo passiert (Frontend/Backend).</text:p>
          </table:table-cell>
        </table:table-row>
        <table:table-row table:style-name="ro2">
          <table:table-cell table:style-name="ce3" office:value-type="string" calcext:value-type="string">
            <text:p>Sicherheitsmassnahmen: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- Dokumentation zeigt Massnahmen gegen Web-Bedrohunge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B27]/3*[.C27]" office:value-type="float" office:value="3.33333333333333" calcext:value-type="float">
            <text:p>3.33333333333333</text:p>
          </table:table-cell>
          <table:table-cell/>
          <table:table-cell office:value-type="string" calcext:value-type="string">
            <text:p>Es gibt noch etliche andere Bedrohungen, welche Sie zumindest erwähnen sollten: was ist mit SQL-Injection, direkter File-Download ….</text:p>
          </table:table-cell>
        </table:table-row>
        <table:table-row table:style-name="ro4">
          <table:table-cell office:value-type="string" calcext:value-type="string">
            <text:p>- Dokumentation zeigt Massnahmen zur Authentifizierung und Autorisierung der Benutzer/Daten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B28]/3*[.C28]" office:value-type="float" office:value="0" calcext:value-type="float">
            <text:p>0</text:p>
          </table:table-cell>
          <table:table-cell/>
          <table:table-cell office:value-type="string" calcext:value-type="string">
            <text:p>Sehr mager: Wie wird ein User authentifiziert? Wo passiert das in Ihrem Framework? Wie wird das wo geprüft? → Hier hätten Sie mehr zeigen müssen.</text:p>
          </table:table-cell>
        </table:table-row>
        <table:table-row table:style-name="ro4">
          <table:table-cell table:style-name="ce3" office:value-type="string" calcext:value-type="string">
            <text:p>Schlüssigkeit, roter Fade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B29]/3*[.C29]" office:value-type="float" office:value="3.33333333333333" calcext:value-type="float">
            <text:p>3.33333333333333</text:p>
          </table:table-cell>
          <table:table-cell/>
          <table:table-cell office:value-type="string" calcext:value-type="string">
            <text:p>Pflichtenheft: eine kurze Beschreibung der Applikation gehört dazu (Zusammenfassung, Management summary…), damit man überhaupt weiss, um was es grob geht.</text:p>
            <text:p>Beschreibung der Masken unverständlich: Es fehlt der Zusammenhang zw. den Masken, es ist nicht klar, was erklärt werden will (bsp: Maske «Register»: Es wird geprüft ob alle Felder vorhanden sind….?)</text:p>
          </table:table-cell>
        </table:table-row>
        <table:table-row table:style-name="ro2">
          <table:table-cell table:style-name="ce3" office:value-type="string" calcext:value-type="string">
            <text:p>Formalität und Rechtschreibung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B30]/3*[.C30]" office:value-type="float" office:value="6.66666666666667" calcext:value-type="float">
            <text:p>6.66666666666667</text:p>
          </table:table-cell>
          <table:table-cell/>
          <table:table-cell office:value-type="string" calcext:value-type="string">
            <text:p>Rechtschreibung: OK, Grammatik, Satzstellungen sind aber z.T. durcheinander, was es schwierig macht, gewisse Sätze zu verstehen. Kommasetzung!</text:p>
          </table:table-cell>
        </table:table-row>
        <table:table-row table:style-name="ro2">
          <table:table-cell office:value-type="string" calcext:value-type="string">
            <text:p>Total:</text:p>
          </table:table-cell>
          <table:table-cell table:formula="of:=SUM([.B17:.B30])" office:value-type="float" office:value="100" calcext:value-type="float">
            <text:p>100</text:p>
          </table:table-cell>
          <table:table-cell/>
          <table:table-cell table:style-name="ce8" table:formula="of:=SUM([.D17:.D30])" office:value-type="float" office:value="52.5" calcext:value-type="float">
            <text:p>52.5</text:p>
          </table:table-cell>
          <table:table-cell table:number-columns-repeated="2"/>
        </table:table-row>
        <table:table-row table:style-name="ro3">
          <table:table-cell table:style-name="ce13" office:value-type="string" calcext:value-type="string">
            <text:p>Präsentation (30 %, 60 pt)</text:p>
          </table:table-cell>
          <table:table-cell table:style-name="ce13"/>
          <table:table-cell table:number-columns-repeated="4"/>
        </table:table-row>
        <table:table-row table:style-name="ro2">
          <table:table-cell table:style-name="ce3" office:value-type="string" calcext:value-type="string">
            <text:p>Sprachlicher Ausdruck (Verständlichkeit, sprachliche Sicherheit)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B33]/3*[.C33]"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Ablauf: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- Schlüssiger Ablauf, roter Fade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B35]/3*[.C35]"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 gute Vorbereitung <text:span text:style-name="T1">(</text:span>Technik und Vortrag<text:span text:style-name="T1">)</text:span></text:p>
          </table:table-cell>
          <table:table-cell office:value-type="float" office:value="12" calcext:value-type="float">
            <text:p>12</text:p>
          </table:table-cell>
          <table:table-cell office:value-type="float" office:value="2.5" calcext:value-type="float">
            <text:p>2.5</text:p>
          </table:table-cell>
          <table:table-cell table:formula="of:=[.B36]/3*[.C36]" office:value-type="float" office:value="10" calcext:value-type="float">
            <text:p>10</text:p>
          </table:table-cell>
          <table:table-cell/>
          <table:table-cell office:value-type="string" calcext:value-type="string">
            <text:p>Demo läuft nicht auf Anhieb</text:p>
          </table:table-cell>
        </table:table-row>
        <table:table-row table:style-name="ro2">
          <table:table-cell office:value-type="string" calcext:value-type="string">
            <text:p>- zeigt wichtige / sinnvolle Aspekte der Arbeit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B37]/3*[.C37]"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eitrahmen eingehalte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- Präsentation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39]/3*[.C39]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 Demo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40]/3*[.C40]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tal:</text:p>
          </table:table-cell>
          <table:table-cell table:formula="of:=SUM([.B33:.B40])" office:value-type="float" office:value="60" calcext:value-type="float">
            <text:p>60</text:p>
          </table:table-cell>
          <table:table-cell/>
          <table:table-cell table:formula="of:=SUM([.D33:.D40])" office:value-type="float" office:value="58" calcext:value-type="float">
            <text:p>58</text:p>
          </table:table-cell>
          <table:table-cell table:number-columns-repeated="2"/>
        </table:table-row>
        <table:table-row table:style-name="ro3">
          <table:table-cell table:style-name="ce13" office:value-type="string" calcext:value-type="string">
            <text:p>Programm / Quellcode (20%, 40 pt)</text:p>
          </table:table-cell>
          <table:table-cell table:style-name="ce13"/>
          <table:table-cell table:number-columns-repeated="4"/>
        </table:table-row>
        <table:table-row table:style-name="ro3">
          <table:table-cell table:style-name="ce3" office:value-type="string" calcext:value-type="string">
            <text:p>Programm lauffähig: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- MVC-Architektur funktionier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B44]/3*[.C44]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- Datenbankzugriff funktionier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B45]/3*[.C45]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- Sicherheitsmassnahmen greife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46]/3*[.C46]" office:value-type="float" office:value="1.33333333333333" calcext:value-type="float">
            <text:p>1.33333333333333</text:p>
          </table:table-cell>
          <table:table-cell/>
          <table:table-cell office:value-type="string" calcext:value-type="string">
            <text:p>Die in der Doku erwähnten Massnahmen greifen, allerdings wurde sql injection komplett ignoriert. Das ist heutzutage ein no-go.</text:p>
            <text:p>Ebenso ist die Umsetzuhng des CSRF-Token noch anfällig (Token wird nicht zurückgesetzt)</text:p>
          </table:table-cell>
        </table:table-row>
        <table:table-row table:style-name="ro3">
          <table:table-cell table:style-name="ce3" office:value-type="string" calcext:value-type="string">
            <text:p>Deckt Anforderungen aus Pflichtenheft ab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- eigene Anforderunge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B48]/3*[.C48]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- eigenes MVC-Framework umgesetz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B49]/3*[.C49]" office:value-type="float" office:value="2.66666666666667" calcext:value-type="float">
            <text:p>2.66666666666667</text:p>
          </table:table-cell>
          <table:table-cell/>
          <table:table-cell office:value-type="string" calcext:value-type="string">
            <text:p>Es wurde 1:1 mein Beispielcode übernommen. Das habe ich Ihnen erlaubt, Sie hätten aber mind. erwähnen müssen, anstatt einfach 1:1 kopieren.</text:p>
          </table:table-cell>
        </table:table-row>
        <table:table-row table:style-name="ro2">
          <table:table-cell office:value-type="string" calcext:value-type="string">
            <text:p>- Umsetzung von Sicherheitsmassnahmen wie beschriebe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B50]/3*[.C50]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Code deckt sich mit der Dokumentation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- Architektur wie in Dok/UML umgesetz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B52]/3*[.C52]"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- ERD wie dokumentiert umgesetz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B53]/3*[.C53]"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Abgabe vollständig (Code, DB-Dump als SQL)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B54]/3*[.C54]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otal:</text:p>
          </table:table-cell>
          <table:table-cell table:formula="of:=SUM([.B44:.B54])" office:value-type="float" office:value="40" calcext:value-type="float">
            <text:p>40</text:p>
          </table:table-cell>
          <table:table-cell/>
          <table:table-cell table:formula="of:=SUM([.D44:.D54])" office:value-type="float" office:value="36" calcext:value-type="float">
            <text:p>36</text:p>
          </table:table-cell>
          <table:table-cell table:number-columns-repeated="2"/>
        </table:table-row>
        <table:table-row table:style-name="ro3">
          <table:table-cell table:style-name="ce13" office:value-type="string" calcext:value-type="string">
            <text:p>Weiteres</text:p>
          </table:table-cell>
          <table:table-cell table:style-name="ce13"/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table:style-name="ce5" office:value-type="string" calcext:value-type="string">
            <text:p>Total (aufgerundet)</text:p>
          </table:table-cell>
          <table:table-cell table:style-name="ce9" table:formula="of:=SUM([.B55];[.B41];[.B31];[.B57])" office:value-type="float" office:value="200" calcext:value-type="float">
            <text:p>200.00</text:p>
          </table:table-cell>
          <table:table-cell/>
          <table:table-cell table:style-name="ce9" table:formula="of:=ROUNDUP(SUM([.D31];[.D41];[.D55];[.D57]))" office:value-type="float" office:value="147" calcext:value-type="float">
            <text:p>147.00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Note</text:p>
          </table:table-cell>
          <table:table-cell table:style-name="ce10" table:formula="of:=(5*[.B58]/[.$B$58])+1" office:value-type="float" office:value="6" calcext:value-type="float">
            <text:p>6.0</text:p>
          </table:table-cell>
          <table:table-cell/>
          <table:table-cell table:style-name="ce10" table:formula="of:=(5*[.D58]/[.$B$58])+1" office:value-type="float" office:value="4.675" calcext:value-type="float">
            <text:p>4.7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Prozent</text:p>
          </table:table-cell>
          <table:table-cell table:style-name="ce11" table:formula="of:=[.B58]/[.$B$58]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2">
          <table:table-cell table:style-name="ce7"/>
          <table:table-cell table:style-name="ce11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5">00.00.0000</text:date>, <text:time style:data-style-name="N2" text:time-value="11:46:01.96611987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Alexander Schenkel</meta:initial-creator>
    <meta:creation-date>2020-01-15T10:31:59.374887627</meta:creation-date>
    <dc:date>2020-01-15T13:19:44.099643365</dc:date>
    <dc:creator>Alexander Schenkel</dc:creator>
    <meta:editing-duration>PT1H34M1S</meta:editing-duration>
    <meta:editing-cycles>4</meta:editing-cycles>
    <meta:generator>LibreOffice/6.3.3.2$MacOSX_X86_64 LibreOffice_project/a64200df03143b798afd1ec74a12ab50359878ed</meta:generator>
    <meta:document-statistic meta:table-count="1" meta:cell-count="167" meta:object-count="0"/>
  </office:meta>
</office:document-meta>
</file>